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.1cm" svg:stroke-color="#000000" draw:marker-start-width="0.35cm" draw:marker-end-width="0.35cm" draw:fill="none" draw:fill-color="#ffffff" fo:min-height="4.1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943cm" svg:height="12.139cm" svg:x="0.358cm" svg:y="2.975cm">
            <draw:object draw:notify-on-update-of-ranges="Sheet1.A2:Sheet1.A5 Sheet1.B1:Sheet1.B1 Sheet1.B2:Sheet1.B5 Sheet1.D1:Sheet1.D1 Sheet1.D2:Sheet1.D5 Sheet1.E1:Sheet1.E1 Sheet1.E2:Sheet1.E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24.117cm" svg:height="4.197cm" svg:x="0.716cm" svg:y="15.884cm">
            <draw:text-box>
              <text:p><text:span text:style-name="T1">Analyse:</text:span></text:p>
              <text:p><text:span text:style-name="T1">Wat hier duidelijke te zien is is dat het aanmaken en behandelen van meerdere threads ook tijd kost.</text:span></text:p>
              <text:p><text:span text:style-name="T1">Dat is de reden dat de lijn van 8 threads bij 10 en 100k het langzaamst is.</text:span></text:p>
              <text:p><text:span text:style-name="T1">Wanneer het om 1 miljoen waardes gaat dan is de extra tijd benodigd voor het aanmaken van meer threads wel loonend.</text:span></text:p>
              <text:p><text:span text:style-name="T1">Dit is uitvergroot als je naar de datapunten kijkt onder 10 miljoen waardes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26637" calcext:value-type="float">
            <text:p>0.026637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773" calcext:value-type="float">
            <text:p>0.000773</text:p>
          </table:table-cell>
          <table:table-cell office:value-type="float" office:value="0.025042" calcext:value-type="float">
            <text:p>0.025042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0.011498" calcext:value-type="float">
            <text:p>0.011498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0.002528" calcext:value-type="float">
            <text:p>0.002528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0.114858" calcext:value-type="float">
            <text:p>0.114858</text:p>
          </table:table-cell>
          <table:table-cell office:value-type="float" office:value="0.057691" calcext:value-type="float">
            <text:p>0.057691</text:p>
          </table:table-cell>
          <table:table-cell office:value-type="float" office:value="0.032217" calcext:value-type="float">
            <text:p>0.032217</text:p>
          </table:table-cell>
          <table:table-cell office:value-type="float" office:value="0.022534" calcext:value-type="float">
            <text:p>0.022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5:14:30.512587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11:55.109738486</meta:creation-date>
    <dc:date>2021-03-05T15:30:48.233500740</dc:date>
    <meta:editing-duration>PT41M53S</meta:editing-duration>
    <meta:editing-cycles>6</meta:editing-cycles>
    <meta:generator>LibreOffice/7.0.3.1$Linux_X86_64 LibreOffice_project/00$Build-1</meta:generator>
    <meta:document-statistic meta:table-count="1" meta:cell-count="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44cm" svg:height="12.14cm" xlink:href=".." xlink:type="simple" chart:class="chart:line" chart:column-mapping="0 2 3 1" chart:style-name="ch1">
        <chart:title svg:x="0.057cm" svg:y="6.06cm" chart:style-name="ch2">
          <text:p>Time</text:p>
        </chart:title>
        <chart:subtitle svg:x="6.841cm" svg:y="1.638cm" chart:style-name="ch3">
          <text:p>Time to sum with n threads</text:p>
        </chart:subtitle>
        <chart:legend chart:legend-position="end" svg:x="12.555cm" svg:y="1.325cm" style:legend-expansion="custom" svg:width="5.645cm" svg:height="1.476cm" style:legend-expansion-aspect-ratio="3.82452574525745" chart:style-name="ch4"/>
        <chart:plot-area chart:style-name="ch5" table:cell-range-address="Sheet1.A2:Sheet1.C5 Sheet1.A1:Sheet1.C1 Sheet1.D1:Sheet1.E5" chart:data-source-has-labels="both" svg:x="1.309cm" svg:y="2.321cm" svg:width="23.231cm" svg:height="8.597cm">
          <chart:coordinate-region svg:x="2.221cm" svg:y="2.52cm" svg:width="21.987cm" svg:height="7.751cm"/>
          <chart:axis chart:dimension="x" chart:name="primary-x" chart:style-name="ch6" chartooo:axis-type="auto">
            <chartooo:date-scale/>
            <chart:title svg:x="11.597cm" svg:y="11.16cm" chart:style-name="ch7">
              <text:p>Amount of Entries</text:p>
            </chart:title>
            <chart:categories table:cell-range-address="Sheet1.A2:Sheet1.A5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series chart:style-name="ch12" chart:values-cell-range-address="Sheet1.C2:Sheet1.C5" chart:label-cell-address="Sheet1.C1:Sheet1.C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4</text:p>
                <draw:g>
                  <svg:desc>Sheet1.D1:Sheet1.D1</svg:desc>
                </draw:g>
              </table:table-cell>
              <table:table-cell office:value-type="string">
                <text:p>8</text:p>
                <draw:g>
                  <svg:desc>Sheet1.E1:Sheet1.E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k</text:p>
                <draw:g>
                  <svg:desc>Sheet1.A2:Sheet1.A5</svg:desc>
                </draw:g>
              </table:table-cell>
              <table:table-cell office:value-type="float" office:value="0.000124">
                <text:p>0.000124</text:p>
                <draw:g>
                  <svg:desc>Sheet1.B2:Sheet1.B5</svg:desc>
                </draw:g>
              </table:table-cell>
              <table:table-cell office:value-type="float" office:value="0.000312">
                <text:p>0.000312</text:p>
                <draw:g>
                  <svg:desc>Sheet1.D2:Sheet1.D5</svg:desc>
                </draw:g>
              </table:table-cell>
              <table:table-cell office:value-type="float" office:value="0.026637">
                <text:p>0.026637</text:p>
                <draw:g>
                  <svg:desc>Sheet1.E2:Sheet1.E5</svg:desc>
                </draw:g>
              </table:table-cell>
              <table:table-cell office:value-type="float" office:value="0.000234">
                <text:p>0.000234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773">
                <text:p>0.000773</text:p>
              </table:table-cell>
              <table:table-cell office:value-type="float" office:value="0.025042">
                <text:p>0.025042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1498">
                <text:p>0.011498</text:p>
              </table:table-cell>
              <table:table-cell office:value-type="float" office:value="0.003249">
                <text:p>0.003249</text:p>
              </table:table-cell>
              <table:table-cell office:value-type="float" office:value="0.002528">
                <text:p>0.002528</text:p>
              </table:table-cell>
              <table:table-cell office:value-type="float" office:value="0.005953">
                <text:p>0.005953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114858">
                <text:p>0.114858</text:p>
              </table:table-cell>
              <table:table-cell office:value-type="float" office:value="0.032217">
                <text:p>0.032217</text:p>
              </table:table-cell>
              <table:table-cell office:value-type="float" office:value="0.022534">
                <text:p>0.022534</text:p>
              </table:table-cell>
              <table:table-cell office:value-type="float" office:value="0.057691">
                <text:p>0.057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